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andara" svg:font-family="Candara" style:font-family-generic="swiss"/>
    <style:font-face style:name="Candara1" svg:font-family="Candara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Georgia" svg:font-family="Georgia" style:font-family-generic="swiss"/>
    <style:font-face style:name="Georgia1" svg:font-family="Georgia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Footer">
      <style:text-properties fo:language="en" fo:country="US"/>
    </style:style>
    <style:style style:name="P2" style:family="paragraph" style:parent-style-name="normal">
      <style:paragraph-properties fo:text-align="center" style:justify-single-word="false"/>
      <style:text-properties style:font-name="Candara" fo:font-size="16pt" fo:language="en" fo:country="US" fo:font-style="italic" style:text-underline-style="solid" style:text-underline-width="auto" style:text-underline-color="font-color" fo:font-weight="bold" style:font-name-asian="Candara1" style:font-size-asian="16pt" style:font-style-asian="italic" style:font-weight-asian="bold" style:font-name-complex="Candara1" style:font-size-complex="16pt"/>
    </style:style>
    <style:style style:name="P3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language="en" fo:country="US" fo:font-style="normal" officeooo:rsid="0011a7e8" officeooo:paragraph-rsid="0011a7e8" fo:background-color="transparent" style:font-size-asian="11pt" style:font-style-asian="normal" style:font-size-complex="11pt"/>
    </style:style>
    <style:style style:name="P4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language="en" fo:country="US" fo:font-style="normal" officeooo:rsid="0012ca30" officeooo:paragraph-rsid="0012ca30" fo:background-color="transparent" style:font-size-asian="11pt" style:font-style-asian="normal" style:font-size-complex="11pt"/>
    </style:style>
    <style:style style:name="P5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2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language="en" fo:country="US" fo:font-style="normal" officeooo:rsid="00185575" officeooo:paragraph-rsid="00185575" fo:background-color="transparent" style:font-size-asian="11pt" style:font-style-asian="normal" style:font-size-complex="11pt"/>
    </style:style>
    <style:style style:name="P6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28%" fo:text-align="start" style:justify-single-word="false" fo:orphans="2" fo:widows="2" fo:text-indent="-0.762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fo:font-size="11pt" fo:language="en" fo:country="US" fo:font-style="normal" officeooo:rsid="00185575" officeooo:paragraph-rsid="00185575" fo:background-color="transparent" style:font-size-asian="11pt" style:font-style-asian="normal" style:font-size-complex="11pt"/>
    </style:style>
    <style:style style:name="P7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language="en" fo:country="US" fo:font-style="normal" officeooo:rsid="0019c181" officeooo:paragraph-rsid="0019c181" fo:background-color="transparent" style:font-size-asian="11pt" style:font-style-asian="normal" style:font-size-complex="11pt"/>
    </style:style>
    <style:style style:name="P8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language="en" fo:country="US" fo:font-style="normal" officeooo:rsid="001babf8" officeooo:paragraph-rsid="001babf8" fo:background-color="transparent" style:font-size-asian="11pt" style:font-style-asian="normal" style:font-size-complex="11pt"/>
    </style:style>
    <style:style style:name="P9" style:family="paragraph" style:parent-style-name="normal" style:list-style-name="WWNum3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language="en" fo:country="US" fo:font-style="normal" officeooo:rsid="001c41ca" officeooo:paragraph-rsid="001c41ca" fo:background-color="transparent" style:font-size-asian="11pt" style:font-style-asian="normal" style:font-size-complex="11pt"/>
    </style:style>
    <style:style style:name="P10" style:family="paragraph" style:parent-style-name="normal" style:list-style-name="WWNum3" style:master-page-name="">
      <loext:graphic-properties draw:fill="none" draw:fill-color="#ffffff"/>
      <style:paragraph-properties fo:margin-left="1.499cm" fo:margin-right="0cm" fo:margin-top="0cm" fo:margin-bottom="0cm" style:contextual-spacing="false" fo:line-height="108%" fo:text-align="start" style:justify-single-word="false" fo:keep-together="auto" fo:orphans="2" fo:widows="2" fo:text-indent="-0.9cm" style:auto-text-indent="false" style:page-number="auto" fo:break-before="auto" fo:break-after="auto" fo:background-color="transparent" fo:padding="0cm" fo:border="none" style:shadow="none" fo:keep-with-next="auto" style:writing-mode="lr-tb" style:join-border="false"/>
      <style:text-properties fo:font-variant="normal" fo:text-transform="none" fo:color="#000000" loext:opacity="100%" style:text-line-through-style="none" style:text-line-through-type="none" style:text-position="0% 100%" fo:font-size="11pt" fo:language="en" fo:country="US" fo:font-style="normal" officeooo:rsid="001ee545" officeooo:paragraph-rsid="001ee545" fo:background-color="transparent" style:font-size-asian="11pt" style:font-style-asian="normal" style:font-size-complex="11pt"/>
    </style:style>
    <style:style style:name="P11" style:family="paragraph" style:parent-style-name="normal" style:list-style-name="WWNum3">
      <loext:graphic-properties draw:fill="none" draw:fill-color="#ffffff"/>
      <style:paragraph-properties fo:margin-left="1.499cm" fo:margin-right="0cm" fo:margin-top="0cm" fo:margin-bottom="0cm" style:contextual-spacing="false" fo:line-height="108%" fo:text-align="start" style:justify-single-word="false" fo:keep-together="auto" fo:orphans="2" fo:widows="2" fo:text-indent="-0.9cm" style:auto-text-indent="false" fo:break-before="auto" fo:break-after="auto" fo:background-color="transparent" fo:padding="0cm" fo:border="none" style:shadow="none" fo:keep-with-next="auto" style:writing-mode="lr-tb" style:join-border="false"/>
      <style:text-properties fo:font-variant="normal" fo:text-transform="none" fo:color="#000000" loext:opacity="100%" style:text-line-through-style="none" style:text-line-through-type="none" style:text-position="0% 100%" fo:font-size="11pt" fo:language="en" fo:country="US" fo:font-style="normal" officeooo:rsid="001ee545" officeooo:paragraph-rsid="001ee545" fo:background-color="transparent" style:font-size-asian="11pt" style:font-style-asian="normal" style:font-size-complex="11pt"/>
    </style:style>
    <style:style style:name="P12" style:family="paragraph" style:parent-style-name="normal" style:list-style-name="WWNum3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language="en" fo:country="US" fo:font-style="normal" officeooo:rsid="001f8394" officeooo:paragraph-rsid="001f8394" fo:background-color="transparent" style:font-size-asian="11pt" style:font-style-asian="normal" style:font-size-complex="11pt"/>
    </style:style>
    <style:style style:name="P13" style:family="paragraph" style:parent-style-name="normal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language="en" fo:country="US" fo:font-style="normal" style:text-underline-style="none" fo:background-color="transparent" style:font-size-asian="11pt" style:font-style-asian="normal" style:font-size-complex="11pt"/>
    </style:style>
    <style:style style:name="P1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.7cm" style:auto-text-indent="false" fo:break-before="column" fo:background-color="transparent" fo:padding="0cm" fo:border="none" style:shadow="none" style:writing-mode="lr-tb" style:join-border="false">
        <style:tab-stops>
          <style:tab-stop style:position="1.49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1pt" fo:language="en" fo:country="US" fo:font-style="normal" style:text-underline-style="none" officeooo:paragraph-rsid="0016908c" fo:background-color="transparent" style:font-size-asian="11pt" style:font-style-asian="normal" style:font-size-complex="11pt"/>
    </style:style>
    <style:style style:name="P1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.7cm" style:auto-text-indent="false" fo:background-color="transparent" fo:padding="0cm" fo:border="none" style:shadow="none" style:writing-mode="lr-tb" style:join-border="false">
        <style:tab-stops>
          <style:tab-stop style:position="1.49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1pt" fo:language="en" fo:country="US" fo:font-style="normal" style:text-underline-style="none" officeooo:paragraph-rsid="0016908c" fo:background-color="transparent" style:font-size-asian="11pt" style:font-style-asian="normal" style:font-size-complex="11pt"/>
    </style:style>
    <style:style style:name="P16" style:family="paragraph" style:parent-style-name="normal">
      <style:paragraph-properties fo:margin-top="0cm" fo:margin-bottom="0.282cm" style:contextual-spacing="false" fo:line-height="108%" fo:text-align="start" style:justify-single-word="false" fo:orphans="2" fo:widows="2"/>
      <style:text-properties fo:font-size="14pt" fo:language="en" fo:country="US" fo:font-weight="bold" style:font-size-asian="14pt" style:font-weight-asian="bold" style:font-size-complex="14pt"/>
    </style:style>
    <style:style style:name="P1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96cm" style:type="center"/>
          <style:tab-stop style:position="9.001cm" style:type="center"/>
          <style:tab-stop style:position="15.921cm" style:type="right"/>
          <style:tab-stop style:position="18.461cm" style:type="right"/>
        </style:tab-stops>
      </style:paragraph-properties>
      <style:text-properties fo:language="en" fo:country="US"/>
    </style:style>
    <style:style style:name="P1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96cm" style:type="center"/>
          <style:tab-stop style:position="9.001cm" style:type="center"/>
          <style:tab-stop style:position="15.921cm" style:type="right"/>
          <style:tab-stop style:position="18.461cm" style:type="right"/>
        </style:tab-stops>
      </style:paragraph-properties>
      <style:text-properties fo:language="en" fo:country="US"/>
    </style:style>
    <style:style style:name="P19" style:family="paragraph" style:parent-style-name="normal">
      <style:paragraph-properties fo:margin-top="0cm" fo:margin-bottom="0cm" style:contextual-spacing="false" fo:line-height="100%"/>
      <style:text-properties fo:language="en" fo:country="US"/>
    </style:style>
    <style:style style:name="P20" style:family="paragraph" style:parent-style-name="normal" style:list-style-name="WWNum2">
      <style:paragraph-properties fo:margin-left="0.635cm" fo:margin-top="0cm" fo:margin-bottom="0cm" style:contextual-spacing="false" fo:line-height="100%" fo:text-indent="-0.635cm" style:auto-text-indent="false"/>
      <style:text-properties fo:language="en" fo:country="US"/>
    </style:style>
    <style:style style:name="P21" style:family="paragraph" style:parent-style-name="normal" style:list-style-name="WWNum2">
      <style:paragraph-properties fo:margin-top="0cm" fo:margin-bottom="0cm" style:contextual-spacing="false" fo:line-height="100%"/>
      <style:text-properties fo:language="en" fo:country="US"/>
    </style:style>
    <style:style style:name="P22" style:family="paragraph" style:parent-style-name="normal" style:list-style-name="WWNum3">
      <style:paragraph-properties fo:margin-top="0cm" fo:margin-bottom="0cm" style:contextual-spacing="false" fo:line-height="100%"/>
      <style:text-properties fo:language="en" fo:country="US"/>
    </style:style>
    <style:style style:name="P23" style:family="paragraph" style:parent-style-name="normal" style:list-style-name="WWNum3">
      <style:paragraph-properties fo:margin-left="0.635cm" fo:margin-top="0cm" fo:margin-bottom="0cm" style:contextual-spacing="false" fo:line-height="100%" fo:text-indent="-0.635cm" style:auto-text-indent="false"/>
      <style:text-properties fo:language="en" fo:country="US"/>
    </style:style>
    <style:style style:name="P24" style:family="paragraph" style:parent-style-name="normal">
      <style:paragraph-properties fo:margin-left="0cm" fo:margin-top="0cm" fo:margin-bottom="0cm" style:contextual-spacing="false" fo:line-height="100%" fo:text-indent="0cm" style:auto-text-indent="false"/>
      <style:text-properties fo:language="en" fo:country="US"/>
    </style:style>
    <style:style style:name="P25" style:family="paragraph" style:parent-style-name="normal">
      <style:paragraph-properties fo:margin-left="0cm" fo:margin-top="0cm" fo:margin-bottom="0cm" style:contextual-spacing="false" fo:line-height="100%" fo:text-indent="0.75cm" style:auto-text-indent="false"/>
      <style:text-properties fo:language="en" fo:country="US"/>
    </style:style>
    <style:style style:name="P26" style:family="paragraph" style:parent-style-name="normal">
      <style:text-properties fo:language="en" fo:country="US"/>
    </style:style>
    <style:style style:name="P27" style:family="paragraph" style:parent-style-name="normal">
      <style:paragraph-properties fo:text-align="center" style:justify-single-word="false"/>
      <style:text-properties fo:language="en" fo:country="US"/>
    </style:style>
    <style:style style:name="P28" style:family="paragraph" style:parent-style-name="normal">
      <style:paragraph-properties fo:margin-top="0cm" fo:margin-bottom="0.282cm" style:contextual-spacing="false" fo:text-align="center" style:justify-single-word="false" fo:break-before="page"/>
      <style:text-properties fo:language="en" fo:country="US"/>
    </style:style>
    <style:style style:name="P29" style:family="paragraph" style:parent-style-name="normal" style:master-page-name="Standard">
      <style:paragraph-properties fo:text-align="center" style:justify-single-word="false" style:page-number="1"/>
      <style:text-properties fo:language="en" fo:country="US"/>
    </style:style>
    <style:style style:name="P30" style:family="paragraph" style:parent-style-name="normal" style:list-style-name="WWNum2">
      <loext:graphic-properties draw:fill="none" draw:fill-color="#ffffff"/>
      <style:paragraph-properties fo:margin-left="0.635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  <style:text-properties fo:language="en" fo:country="US"/>
    </style:style>
    <style:style style:name="P31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language="en" fo:country="US" officeooo:paragraph-rsid="0012ca30"/>
    </style:style>
    <style:style style:name="P32" style:family="paragraph" style:parent-style-name="normal" style:list-style-name="WWNum2">
      <loext:graphic-properties draw:fill="none" draw:fill-color="#ffffff"/>
      <style:paragraph-properties fo:margin-left="0.635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  <style:text-properties fo:language="en" fo:country="US" officeooo:paragraph-rsid="0014dc9c"/>
    </style:style>
    <style:style style:name="P3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language="en" fo:country="US"/>
    </style:style>
    <style:style style:name="P34" style:family="paragraph" style:parent-style-name="normal">
      <loext:graphic-properties draw:fill="none" draw:fill-color="#ffffff"/>
      <style:paragraph-properties fo:margin-left="0.635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language="en" fo:country="US"/>
    </style:style>
    <style:style style:name="P35" style:family="paragraph" style:parent-style-name="normal">
      <loext:graphic-properties draw:fill="none" draw:fill-color="#ffffff"/>
      <style:paragraph-properties fo:margin-left="2.667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language="en" fo:country="US"/>
    </style:style>
    <style:style style:name="P36" style:family="paragraph" style:parent-style-name="normal">
      <loext:graphic-properties draw:fill="none" draw:fill-color="#ffffff"/>
      <style:paragraph-properties fo:margin-left="0.75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language="en" fo:country="US"/>
    </style:style>
    <style:style style:name="P37" style:family="paragraph" style:parent-style-name="normal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language="en" fo:country="US"/>
    </style:style>
    <style:style style:name="P38" style:family="paragraph" style:parent-style-name="normal" style:list-style-name="WWNum3">
      <loext:graphic-properties draw:fill="none" draw:fill-color="#ffffff"/>
      <style:paragraph-properties fo:margin-left="0.635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  <style:text-properties fo:language="en" fo:country="US"/>
    </style:style>
    <style:style style:name="P39" style:family="paragraph" style:parent-style-name="normal" style:list-style-name="WWNum3">
      <loext:graphic-properties draw:fill="none" draw:fill-color="#ffffff"/>
      <style:paragraph-properties fo:margin-left="1.499cm" fo:margin-right="0cm" fo:margin-top="0cm" fo:margin-bottom="0cm" style:contextual-spacing="false" fo:line-height="108%" fo:text-align="start" style:justify-single-word="false" fo:keep-together="auto" fo:orphans="2" fo:widows="2" fo:text-indent="-0.9cm" style:auto-text-indent="false" fo:break-before="auto" fo:break-after="auto" fo:background-color="transparent" fo:padding="0cm" fo:border="none" style:shadow="none" fo:keep-with-next="auto" style:writing-mode="lr-tb" style:join-border="false"/>
      <style:text-properties fo:language="en" fo:country="US" officeooo:paragraph-rsid="001ee545"/>
    </style:style>
    <style:style style:name="P40" style:family="paragraph" style:parent-style-name="normal" style:list-style-name="WWNum3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language="en" fo:country="US" officeooo:paragraph-rsid="001f8394"/>
    </style:style>
    <style:style style:name="P41" style:family="paragraph" style:parent-style-name="normal" style:list-style-name="L1">
      <loext:graphic-properties draw:fill="none" draw:fill-color="#ffffff"/>
      <style:paragraph-properties fo:margin-left="0.7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writing-mode="lr-tb" style:join-border="false">
        <style:tab-stops>
          <style:tab-stop style:position="1.492cm"/>
        </style:tab-stops>
      </style:paragraph-properties>
      <style:text-properties fo:language="en" fo:country="US"/>
    </style:style>
    <style:style style:name="P42" style:family="paragraph" style:parent-style-name="normal" style:list-style-name="L1" style:master-page-name="">
      <loext:graphic-properties draw:fill="none" draw:fill-color="#ffffff"/>
      <style:paragraph-properties fo:margin-left="0.7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style:page-number="auto" fo:break-before="auto" fo:break-after="auto" fo:background-color="transparent" fo:padding="0cm" fo:border="none" style:shadow="none" fo:keep-with-next="auto" style:writing-mode="lr-tb" style:join-border="false">
        <style:tab-stops>
          <style:tab-stop style:position="1.492cm"/>
        </style:tab-stops>
      </style:paragraph-properties>
      <style:text-properties fo:language="en" fo:country="US" officeooo:paragraph-rsid="0014dc9c"/>
    </style:style>
    <style:style style:name="P43" style:family="paragraph" style:parent-style-name="normal" style:list-style-name="L1">
      <loext:graphic-properties draw:fill="none" draw:fill-color="#ffffff"/>
      <style:paragraph-properties fo:margin-left="0.7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writing-mode="lr-tb" style:join-border="false">
        <style:tab-stops>
          <style:tab-stop style:position="1.492cm"/>
        </style:tab-stops>
      </style:paragraph-properties>
      <style:text-properties fo:language="en" fo:country="US" officeooo:paragraph-rsid="0014dc9c"/>
    </style:style>
    <style:style style:name="P44" style:family="paragraph" style:parent-style-name="normal">
      <style:paragraph-properties fo:margin-top="0cm" fo:margin-bottom="0.282cm" style:contextual-spacing="false" fo:line-height="108%" fo:text-align="start" style:justify-single-word="false" fo:orphans="2" fo:widows="2"/>
      <style:text-properties fo:language="en" fo:country="US"/>
    </style:style>
    <style:style style:name="P45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orphans="2" fo:widows="2" fo:text-indent="-0.762cm" style:auto-text-indent="false" fo:background-color="transparent" fo:padding="0cm" fo:border="none" style:shadow="none" style:join-border="false"/>
      <style:text-properties fo:language="en" fo:country="US" officeooo:paragraph-rsid="001babf8"/>
    </style:style>
    <style:style style:name="P4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reak-before="column" fo:background-color="transparent" fo:padding="0cm" fo:border="none" style:shadow="none" style:join-border="false"/>
      <style:text-properties fo:language="en" fo:country="US"/>
    </style:style>
    <style:style style:name="P47" style:family="paragraph" style:parent-style-name="normal" style:list-style-name="WWNum1">
      <style:paragraph-properties fo:margin-left="1.27cm" fo:margin-top="0cm" fo:margin-bottom="0cm" style:contextual-spacing="false" fo:line-height="100%" fo:text-indent="-0.635cm" style:auto-text-indent="false"/>
      <style:text-properties fo:language="en" fo:country="US" style:text-underline-style="none"/>
    </style:style>
    <style:style style:name="P48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orphans="2" fo:widows="2" fo:text-indent="-0.762cm" style:auto-text-indent="false" fo:background-color="transparent" fo:padding="0cm" fo:border="none" style:shadow="none" style:join-border="false"/>
      <style:text-properties fo:language="en" fo:country="US" officeooo:rsid="0012ca30" officeooo:paragraph-rsid="0012ca30"/>
    </style:style>
    <style:style style:name="P49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orphans="2" fo:widows="2" fo:text-indent="-0.762cm" style:auto-text-indent="false" fo:background-color="transparent" fo:padding="0cm" fo:border="none" style:shadow="none" style:join-border="false"/>
      <style:text-properties fo:language="en" fo:country="US" officeooo:rsid="0013bc1c" officeooo:paragraph-rsid="0013bc1c"/>
    </style:style>
    <style:style style:name="P50" style:family="paragraph" style:parent-style-name="normal" style:list-style-name="L2" style:master-page-name="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.7cm" style:auto-text-indent="false" style:page-number="auto" fo:break-before="auto" fo:break-after="auto" fo:background-color="transparent" fo:padding="0cm" fo:border="none" style:shadow="none" fo:keep-with-next="auto" style:writing-mode="lr-tb" style:join-border="false">
        <style:tab-stops>
          <style:tab-stop style:position="1.492cm"/>
        </style:tab-stops>
      </style:paragraph-properties>
      <style:text-properties fo:language="en" fo:country="US" officeooo:rsid="0015eed9" officeooo:paragraph-rsid="0015eed9"/>
    </style:style>
    <style:style style:name="P51" style:family="paragraph" style:parent-style-name="normal" style:list-style-name="L2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.7cm" style:auto-text-indent="false" fo:break-before="auto" fo:break-after="auto" fo:background-color="transparent" fo:padding="0cm" fo:border="none" style:shadow="none" fo:keep-with-next="auto" style:writing-mode="lr-tb" style:join-border="false">
        <style:tab-stops>
          <style:tab-stop style:position="1.492cm"/>
        </style:tab-stops>
      </style:paragraph-properties>
      <style:text-properties fo:language="en" fo:country="US" officeooo:rsid="0015eed9" officeooo:paragraph-rsid="0015eed9"/>
    </style:style>
    <style:style style:name="P52" style:family="paragraph" style:parent-style-name="normal" style:list-style-name="L2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.7cm" style:auto-text-indent="false" fo:background-color="transparent" fo:padding="0cm" fo:border="none" style:shadow="none" fo:keep-with-next="auto" style:writing-mode="lr-tb" style:join-border="false">
        <style:tab-stops>
          <style:tab-stop style:position="1.492cm"/>
        </style:tab-stops>
      </style:paragraph-properties>
      <style:text-properties fo:language="en" fo:country="US" officeooo:rsid="0015eed9" officeooo:paragraph-rsid="0016908c"/>
    </style:style>
    <style:style style:name="P53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28%" fo:text-align="start" style:justify-single-word="false" fo:orphans="2" fo:widows="2" fo:text-indent="-0.762cm" style:auto-text-indent="false" fo:background-color="transparent" fo:padding="0cm" fo:border="none" style:shadow="none" style:join-border="false"/>
      <style:text-properties fo:language="en" fo:country="US" officeooo:paragraph-rsid="00185575"/>
    </style:style>
    <style:style style:name="P54" style:family="paragraph" style:parent-style-name="normal" style:list-style-name="WWNum2">
      <loext:graphic-properties draw:fill="none" draw:fill-color="#ffffff"/>
      <style:paragraph-properties fo:margin-left="0.635cm" fo:margin-right="0cm" fo:margin-top="0cm" fo:margin-bottom="0cm" style:contextual-spacing="false" fo:line-height="115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  <style:text-properties fo:language="en" fo:country="US"/>
    </style:style>
    <style:style style:name="P55" style:family="paragraph" style:parent-style-name="normal" style:list-style-name="WWNum3">
      <style:paragraph-properties fo:margin-left="1.397cm" fo:margin-top="0cm" fo:margin-bottom="0cm" style:contextual-spacing="false" fo:line-height="100%" fo:text-indent="-0.762cm" style:auto-text-indent="false"/>
      <style:text-properties fo:language="en" fo:country="US" officeooo:rsid="001ee545" officeooo:paragraph-rsid="001ee545"/>
    </style:style>
    <style:style style:name="T1" style:family="text">
      <style:text-properties style:font-name="Candara" fo:font-size="36pt" fo:font-weight="bold" style:font-name-asian="Candara1" style:font-size-asian="36pt" style:font-weight-asian="bold" style:font-name-complex="Candara1" style:font-size-complex="36pt"/>
    </style:style>
    <style:style style:name="T2" style:family="text">
      <style:text-properties style:font-name="Candara" fo:font-size="12pt" fo:font-weight="bold" style:font-name-asian="Candara1" style:font-size-asian="12pt" style:font-weight-asian="bold" style:font-name-complex="Candara1" style:font-size-complex="12pt"/>
    </style:style>
    <style:style style:name="T3" style:family="text">
      <style:text-properties style:font-name="Candara" fo:font-size="16pt" fo:font-style="italic" style:text-underline-style="solid" style:text-underline-width="auto" style:text-underline-color="font-color" fo:font-weight="bold" style:font-name-asian="Candara1" style:font-size-asian="16pt" style:font-style-asian="italic" style:font-weight-asian="bold" style:font-name-complex="Candara1" style:font-size-complex="16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ndara" fo:font-size="12pt" fo:font-style="normal" style:text-underline-style="none" fo:font-weight="bold" fo:background-color="transparent" loext:char-shading-value="0" style:font-name-asian="Candara1" style:font-size-asian="12pt" style:font-style-asian="normal" style:font-weight-asian="bold" style:font-name-complex="Candara1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fo:font-style="normal" fo:background-color="transparent" loext:char-shading-value="0" style:font-style-asian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fo:background-color="transparent" loext:char-shading-value="0" style:font-size-asian="11pt" style:font-style-asian="normal" style:font-size-complex="11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officeooo:rsid="0012ca30" fo:background-color="transparent" loext:char-shading-value="0" style:font-size-asian="11pt" style:font-style-asian="normal" style:font-size-complex="11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officeooo:rsid="0013bc1c" fo:background-color="transparent" loext:char-shading-value="0" style:font-size-asian="11pt" style:font-style-asian="normal" style:font-size-complex="11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officeooo:rsid="00185575" fo:background-color="transparent" loext:char-shading-value="0" style:font-size-asian="11pt" style:font-style-asian="normal" style:font-size-complex="11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officeooo:rsid="001babf8" fo:background-color="transparent" loext:char-shading-value="0" style:font-size-asian="11pt" style:font-style-asian="normal" style:font-size-complex="11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officeooo:rsid="001ee545" fo:background-color="transparent" loext:char-shading-value="0" style:font-size-asian="11pt" style:font-style-asian="normal" style:font-size-complex="11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officeooo:rsid="001f8394" fo:background-color="transparent" loext:char-shading-value="0" style:font-size-asian="11pt" style:font-style-asian="normal" style:font-size-complex="11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background-color="transparent" loext:char-shading-value="0" style:font-size-asian="11pt" style:font-style-asian="normal" style:font-size-complex="11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officeooo:rsid="0016908c" fo:background-color="transparent" loext:char-shading-value="0" style:font-size-asian="11pt" style:font-style-asian="normal" style:font-size-complex="11pt"/>
    </style:style>
    <style:style style:name="T16" style:family="text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/>
    </style:style>
    <style:style style:name="T17" style:family="text">
      <style:text-properties fo:font-style="italic" style:font-style-asian="italic"/>
    </style:style>
    <style:style style:name="T18" style:family="text">
      <style:text-properties fo:font-size="14pt" fo:font-weight="bold" style:font-size-asian="14pt" style:font-weight-asian="bold" style:font-size-complex="14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style:text-underline-style="none"/>
    </style:style>
    <style:style style:name="T21" style:family="text">
      <style:text-properties fo:font-size="36pt" fo:font-weight="bold" style:font-size-asian="36pt" style:font-weight-asian="bold" style:font-size-complex="36pt"/>
    </style:style>
    <style:style style:name="T22" style:family="text">
      <style:text-properties officeooo:rsid="0014dc9c"/>
    </style:style>
    <style:style style:name="T23" style:family="text">
      <style:text-properties officeooo:rsid="001dfcf0"/>
    </style:style>
    <style:style style:name="T24" style:family="text">
      <style:text-properties officeooo:rsid="001ee545"/>
    </style:style>
    <style:style style:name="T25" style:family="text">
      <style:text-properties officeooo:rsid="001f8394"/>
    </style:style>
    <style:style style:name="Sect1" style:family="section">
      <style:section-properties style:editable="false">
        <style:columns fo:column-count="2">
          <style:column style:rel-width="32765*" fo:start-indent="0cm" fo:end-indent="0.624cm"/>
          <style:column style:rel-width="32770*" fo:start-indent="0.624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editable="false">
        <style:columns fo:column-count="2">
          <style:column style:rel-width="32765*" fo:start-indent="0cm" fo:end-indent="0.624cm"/>
          <style:column style:rel-width="32770*" fo:start-indent="0.624cm" fo:end-indent="0cm"/>
        </style:columns>
      </style:section-properties>
    </style:style>
    <text:list-style style:name="L1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cm" fo:margin-left="1.4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cm" fo:margin-left="1.4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bookmark-start text:name="_heading=h.30j0zll"/><text:bookmark-end text:name="_heading=h.30j0zll"/><text:span text:style-name="T1">APPLYING FOR A JOB</text:span></text:p>
      <text:section text:style-name="Sect1" text:name="TextSection">
        <text:p text:style-name="P2"/>
        <text:p text:style-name="P27"><text:span text:style-name="T16">Page 76</text:span></text:p>
        <text:list text:style-name="WWNum2">
          <text:list-item>
            <text:p text:style-name="P30">Decide if the sentences are True or False. Copy the phrases that gave you the answers:</text:p>
            <text:list>
              <text:list-item>
                <text:p text:style-name="P3">False. <text:line-break/>will configuring hardware and peripherals.</text:p>
              </text:list-item>
              <text:list-item>
                <text:p text:style-name="P3">True</text:p>
              </text:list-item>
              <text:list-item>
                <text:p text:style-name="P3">False.<text:line-break/>will be responsible for installation, configuration and support.</text:p>
              </text:list-item>
              <text:list-item>
                <text:p text:style-name="P4">False.<text:line-break/>computer science certificate.</text:p>
              </text:list-item>
              <text:list-item>
                <text:p text:style-name="P31"><text:span text:style-name="T8">True</text:span></text:p>
              </text:list-item>
              <text:list-item>
                <text:p text:style-name="P48"><text:span text:style-name="T7">False</text:span><text:span text:style-name="T9">.<text:line-break/>do need minimum three years previous experience.</text:span></text:p>
              </text:list-item>
              <text:list-item>
                <text:p text:style-name="P49"><text:span text:style-name="T7">False.<text:line-break/>will ability to work overtime.</text:span></text:p>
              </text:list-item>
              <text:list-item>
                <text:p text:style-name="P49"><text:span text:style-name="T7">True.</text:span></text:p>
              </text:list-item>
            </text:list>
          </text:list-item>
        </text:list>
        <text:p text:style-name="P19"/>
        <text:list xml:id="list4245261864392" text:continue-numbering="true" text:style-name="WWNum2">
          <text:list-item>
            <text:p text:style-name="P32">Listen and choose the correct answer:</text:p>
          </text:list-item>
        </text:list>
        <text:list text:style-name="L1">
          <text:list-item>
            <text:list>
              <text:list-item>
                <text:p text:style-name="P42"><text:span text:style-name="T22">Pleased to meet you</text:span></text:p>
              </text:list-item>
              <text:list-item>
                <text:p text:style-name="P41"><text:span text:style-name="T22">Have a seat</text:span></text:p>
              </text:list-item>
              <text:list-item>
                <text:p text:style-name="P41"><text:span text:style-name="T22">operating systems engineering</text:span></text:p>
              </text:list-item>
              <text:list-item>
                <text:p text:style-name="P41"><text:span text:style-name="T22">staff</text:span></text:p>
              </text:list-item>
              <text:list-item>
                <text:p text:style-name="P41"><text:span text:style-name="T22">city</text:span></text:p>
              </text:list-item>
              <text:list-item>
                <text:p text:style-name="P43"><text:span text:style-name="T22">essential</text:span></text:p>
              </text:list-item>
            </text:list>
          </text:list-item>
        </text:list>
        <text:p text:style-name="P33"/>
        <text:p text:style-name="P27"><text:span text:style-name="T16">Page 77</text:span></text:p>
        <text:list text:continue-list="list4245261864392" text:style-name="WWNum2">
          <text:list-item>
            <text:p text:style-name="P20">Nada que hacer.</text:p>
          </text:list-item>
        </text:list>
        <text:p text:style-name="P34"/>
        <text:list xml:id="list4244287753439" text:continue-numbering="true" text:style-name="WWNum2">
          <text:list-item>
            <text:p text:style-name="P54">Complete the sentence: </text:p>
          </text:list-item>
        </text:list>
        <text:list text:style-name="L2">
          <text:list-item>
            <text:list>
              <text:list-item>
                <text:p text:style-name="P50"><text:span text:style-name="T14">the director of Human Resources.</text:span></text:p>
              </text:list-item>
              <text:list-item>
                <text:p text:style-name="P51"><text:span text:style-name="T14">computing and information technology</text:span></text:p>
              </text:list-item>
              <text:list-item>
                <text:p text:style-name="P51"><text:span text:style-name="T14">assistant IT administrator</text:span></text:p>
              </text:list-item>
              <text:list-item>
                <text:p text:style-name="P51"><text:span text:style-name="T14">they moved their offices to another city and she couldn't move at that time.</text:span></text:p>
              </text:list-item>
              <text:list-item>
                <text:p text:style-name="P52"><text:span text:style-name="T14">hard-working, responsible, willing to work in a te</text:span><text:span text:style-name="T15">am and she know how essential it is to keep up with fast-growing technology.</text:span></text:p>
              </text:list-item>
            </text:list>
          </text:list-item>
        </text:list>
        <text:p text:style-name="P14"/>
        <text:p text:style-name="P15"/>
        <text:p text:style-name="P27"><text:span text:style-name="T16">Working with vocabulary</text:span></text:p>
        <text:list text:continue-list="list4244287753439" text:style-name="WWNum2">
          <text:list-item>
            <text:p text:style-name="P21">Complete the sentences: </text:p>
            <text:list>
              <text:list-item>
                <text:p text:style-name="P5">team</text:p>
              </text:list-item>
              <text:list-item>
                <text:p text:style-name="P5">educational background</text:p>
              </text:list-item>
              <text:list-item>
                <text:p text:style-name="P5">experience</text:p>
              </text:list-item>
              <text:list-item>
                <text:p text:style-name="P5">overtime</text:p>
              </text:list-item>
              <text:list-item>
                <text:p text:style-name="P5">fast-growing technologies</text:p>
              </text:list-item>
              <text:list-item>
                <text:p text:style-name="P6">under pressure</text:p>
              </text:list-item>
              <text:list-item>
                <text:p text:style-name="P6">people skills</text:p>
              </text:list-item>
              <text:list-item>
                <text:p text:style-name="P6">certification</text:p>
              </text:list-item>
              <text:list-item>
                <text:p text:style-name="P53"><text:span text:style-name="T10">secondary school, vocational training</text:span></text:p>
              </text:list-item>
            </text:list>
          </text:list-item>
        </text:list>
        <text:p text:style-name="P35"/>
        <text:list text:continue-numbering="true" text:style-name="WWNum2">
          <text:list-item>
            <text:p text:style-name="P30">Write four pairs of opposites<text:span text:style-name="T14">:</text:span></text:p>
            <text:list>
              <text:list-item>
                <text:p text:style-name="P7">confident----------insecure</text:p>
              </text:list-item>
              <text:list-item>
                <text:p text:style-name="P7">outgoing-----------shy</text:p>
              </text:list-item>
              <text:list-item>
                <text:p text:style-name="P7">hard-working-----lazy</text:p>
              </text:list-item>
              <text:list-item>
                <text:p text:style-name="P7">nervous------------relaxed</text:p>
              </text:list-item>
            </text:list>
          </text:list-item>
        </text:list>
        <text:p text:style-name="P34"/>
        <text:list text:continue-numbering="true" text:style-name="WWNum2">
          <text:list-item>
            <text:p text:style-name="P30">Choose the correct answer <text:span text:style-name="T14">:</text:span></text:p>
            <text:list>
              <text:list-item>
                <text:p text:style-name="P7">hard-working</text:p>
              </text:list-item>
              <text:list-item>
                <text:p text:style-name="P7">nervous</text:p>
              </text:list-item>
              <text:list-item>
                <text:p text:style-name="P7">responsible</text:p>
              </text:list-item>
              <text:list-item>
                <text:p text:style-name="P7">organised</text:p>
              </text:list-item>
              <text:list-item>
                <text:p text:style-name="P8">shy</text:p>
              </text:list-item>
              <text:list-item>
                <text:p text:style-name="P8">highly skilled</text:p>
              </text:list-item>
              <text:list-item>
                <text:p text:style-name="P45"><text:span text:style-name="T11">knowledgeable</text:span></text:p>
              </text:list-item>
            </text:list>
          </text:list-item>
        </text:list>
        <text:p text:style-name="P19"/>
        <text:p text:style-name="P19"><text:span text:style-name="T18">“Your Turn” </text:span>Which tips does the presenter mention? </text:p>
        <text:list text:style-name="WWNum1">
          <text:list-item>
            <text:p text:style-name="P47"/>
          </text:list-item>
          <text:list-item>
            <text:p text:style-name="P47"/>
          </text:list-item>
          <text:list-item>
            <text:p text:style-name="P47"/>
          </text:list-item>
          <text:list-item>
            <text:p text:style-name="P47"/>
          </text:list-item>
          <text:list-item>
            <text:p text:style-name="P47"/>
          </text:list-item>
          <text:list-item>
            <text:p text:style-name="P47"/>
          </text:list-item>
          <text:list-item>
            <text:p text:style-name="P47"/>
          </text:list-item>
        </text:list>
      </text:section>
      <text:section text:style-name="Sect2" text:name="Sección1">
        <text:p text:style-name="P28"><text:span text:style-name="T21">Interviewing</text:span></text:p>
      </text:section>
      <text:section text:style-name="Sect3" text:name="Sección2">
        <text:p text:style-name="P27"><text:span text:style-name="T16">Page 78</text:span></text:p>
        <text:list text:style-name="WWNum3">
          <text:list-item>
            <text:p text:style-name="P38">Answer the questions: </text:p>
            <text:list>
              <text:list-item>
                <text:p text:style-name="P9">Caroline lives in Bradford</text:p>
              </text:list-item>
              <text:list-item>
                <text:p text:style-name="P9">No, she didn't</text:p>
              </text:list-item>
              <text:list-item>
                <text:p text:style-name="P9">HTML and C++</text:p>
              </text:list-item>
              <text:list-item>
                <text:p text:style-name="P9">She speaks English and German</text:p>
              </text:list-item>
              <text:list-item>
                <text:p text:style-name="P9">One interviews</text:p>
              </text:list-item>
            </text:list>
          </text:list-item>
        </text:list>
        <text:p text:style-name="P13"/>
        <text:list text:continue-numbering="true" text:style-name="WWNum3">
          <text:list-item>
            <text:p text:style-name="P38">Listen and fill the missing words<text:span text:style-name="T14">:</text:span></text:p>
          </text:list-item>
        </text:list>
        <text:p text:style-name="P36">2.1.<text:span text:style-name="T23">coming</text:span></text:p>
        <text:p text:style-name="P36">2.2.<text:span text:style-name="T23">dates</text:span></text:p>
        <text:p text:style-name="P36">2.3.<text:span text:style-name="T23">no problem</text:span></text:p>
        <text:p text:style-name="P36">2.4.<text:span text:style-name="T24">shelf</text:span></text:p>
        <text:p text:style-name="P36">2.5.<text:span text:style-name="T24">first </text:span></text:p>
        <text:p text:style-name="P36"/>
        <text:list text:continue-numbering="true" text:style-name="WWNum3">
          <text:list-item>
            <text:p text:style-name="P22">Nada que hacer aquí.</text:p>
          </text:list-item>
        </text:list>
        <text:p text:style-name="P36"/>
        <text:p text:style-name="P27"><text:span text:style-name="T16">Working with vocabulary</text:span></text:p>
        <text:p text:style-name="P36"/>
        <text:p text:style-name="P27"><text:span text:style-name="T16">Page 79</text:span></text:p>
        <text:list text:continue-numbering="true" text:style-name="WWNum3">
          <text:list-item>
            <text:p text:style-name="P23">Match: </text:p>
            <text:list>
              <text:list-item>
                <text:p text:style-name="P55">d</text:p>
              </text:list-item>
              <text:list-item>
                <text:p text:style-name="P55">b</text:p>
              </text:list-item>
              <text:list-item>
                <text:p text:style-name="P55">a</text:p>
              </text:list-item>
              <text:list-item>
                <text:p text:style-name="P55">e</text:p>
              </text:list-item>
              <text:list-item>
                <text:p text:style-name="P55">c</text:p>
              </text:list-item>
            </text:list>
          </text:list-item>
        </text:list>
        <text:p text:style-name="P33"/>
        <text:list text:continue-numbering="true" text:style-name="WWNum3">
          <text:list-item>
            <text:p text:style-name="P38">Complete<text:span text:style-name="T14">:</text:span></text:p>
            <text:list>
              <text:list-item>
                <text:p text:style-name="P10">permanent</text:p>
              </text:list-item>
              <text:list-item>
                <text:p text:style-name="P11">temporary</text:p>
              </text:list-item>
              <text:list-item>
                <text:p text:style-name="P11">staring salary</text:p>
              </text:list-item>
              <text:list-item>
                <text:p text:style-name="P11">retirement benefits</text:p>
              </text:list-item>
              <text:list-item>
                <text:p text:style-name="P11">hire</text:p>
              </text:list-item>
              <text:list-item>
                <text:p text:style-name="P11">retire</text:p>
              </text:list-item>
              <text:list-item>
                <text:p text:style-name="P11">fire</text:p>
              </text:list-item>
              <text:list-item>
                <text:p text:style-name="P11">recruit</text:p>
              </text:list-item>
              <text:list-item>
                <text:p text:style-name="P11">shifts</text:p>
              </text:list-item>
              <text:list-item>
                <text:p text:style-name="P39"><text:span text:style-name="T12">schedule</text:span></text:p>
              </text:list-item>
            </text:list>
          </text:list-item>
        </text:list>
        <text:p text:style-name="P33"/>
        <text:p text:style-name="P46"/>
        <text:list text:continue-numbering="true" text:style-name="WWNum3">
          <text:list-item>
            <text:p text:style-name="P38">Which sentences are true for you?<text:span text:style-name="T14">:</text:span></text:p>
            <text:list>
              <text:list-item>
                <text:p text:style-name="P12">False</text:p>
              </text:list-item>
              <text:list-item>
                <text:p text:style-name="P12">False</text:p>
              </text:list-item>
              <text:list-item>
                <text:p text:style-name="P12">True</text:p>
              </text:list-item>
              <text:list-item>
                <text:p text:style-name="P12">True</text:p>
              </text:list-item>
              <text:list-item>
                <text:p text:style-name="P40"><text:span text:style-name="T13">False</text:span></text:p>
              </text:list-item>
            </text:list>
          </text:list-item>
        </text:list>
        <text:p text:style-name="P37"/>
        <text:list text:continue-numbering="true" text:style-name="WWNum3">
          <text:list-item>
            <text:p text:style-name="P38">Match<text:span text:style-name="T14">:</text:span></text:p>
            <text:list>
              <text:list-item>
                <text:p text:style-name="P12">e</text:p>
              </text:list-item>
              <text:list-item>
                <text:p text:style-name="P12">c</text:p>
              </text:list-item>
              <text:list-item>
                <text:p text:style-name="P12">b</text:p>
              </text:list-item>
              <text:list-item>
                <text:p text:style-name="P12">a</text:p>
              </text:list-item>
              <text:list-item>
                <text:p text:style-name="P12">d</text:p>
              </text:list-item>
            </text:list>
          </text:list-item>
        </text:list>
        <text:p text:style-name="P24"/>
        <text:list text:continue-numbering="true" text:style-name="WWNum3">
          <text:list-item>
            <text:p text:style-name="P23">Choose the correct answer: </text:p>
          </text:list-item>
        </text:list>
        <text:p text:style-name="P25">9.1. <text:span text:style-name="T25">a</text:span></text:p>
        <text:p text:style-name="P25">9.2. <text:span text:style-name="T25">a</text:span></text:p>
        <text:p text:style-name="P25">9.3. <text:span text:style-name="T25">b</text:span></text:p>
        <text:p text:style-name="P25">9.3. <text:span text:style-name="T25">b</text:span></text:p>
        <text:p text:style-name="P25">9.5. <text:span text:style-name="T25">a</text:span></text:p>
        <text:p text:style-name="P16"/>
        <text:p text:style-name="P44"><text:span text:style-name="T18">“Your Turn”</text:span><text:span text:style-name="T19"> </text:span>Nada que hacer aquí.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andara" svg:font-family="Candara" style:font-family-generic="swiss"/>
    <style:font-face style:name="Candara1" svg:font-family="Candara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Georgia" svg:font-family="Georgia" style:font-family-generic="swiss"/>
    <style:font-face style:name="Georgia1" svg:font-family="Georgia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0pt" style:font-size-asian="12pt" style:font-name-complex="Droid Sans Devanagari" style:font-family-complex="'Droid Sans Devanagari'" style:font-family-generic-complex="swiss"/>
    </style:style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swiss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4pt" fo:font-weight="bold" style:font-size-asian="14pt" style:font-weight-asian="bold" style:font-size-complex="14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4pt" fo:font-weight="bold" style:font-size-asian="14pt" style:font-weight-asian="bold" style:font-size-complex="14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1cm" fo:margin-left="3.048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49cm" fo:margin-left="4.826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199cm" fo:text-indent="-0.762cm" fo:margin-left="1.397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1cm" fo:margin-left="3.04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49cm" fo:margin-left="4.826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96cm" style:type="center"/>
          <style:tab-stop style:position="9.001cm" style:type="center"/>
          <style:tab-stop style:position="15.921cm" style:type="right"/>
          <style:tab-stop style:position="18.461cm" style:type="right"/>
        </style:tab-stops>
      </style:paragraph-properties>
      <style:text-properties fo:language="en" fo:country="US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96cm" style:type="center"/>
          <style:tab-stop style:position="9.001cm" style:type="center"/>
          <style:tab-stop style:position="15.921cm" style:type="right"/>
          <style:tab-stop style:position="18.461cm" style:type="right"/>
        </style:tab-stops>
      </style:paragraph-properties>
      <style:text-properties fo:language="en" fo:country="US"/>
    </style:style>
    <style:style style:name="MP3" style:family="paragraph" style:parent-style-name="Footer">
      <style:text-properties fo:language="en" fo:country="US"/>
    </style:style>
    <style:style style:name="MP4" style:family="paragraph" style:parent-style-name="normal">
      <style:text-properties fo:language="en" fo:country="US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ndara" fo:font-size="12pt" fo:font-style="normal" style:text-underline-style="none" fo:font-weight="bold" fo:background-color="transparent" loext:char-shading-value="0" style:font-name-asian="Candara1" style:font-size-asian="12pt" style:font-style-asian="normal" style:font-weight-asian="bold" style:font-name-complex="Candara1" style:font-size-complex="12pt"/>
    </style:style>
    <style:style style:name="MT2" style:family="text">
      <style:text-properties style:font-name="Candara" fo:font-size="12pt" fo:font-weight="bold" style:font-name-asian="Candara1" style:font-size-asian="12pt" style:font-weight-asian="bold" style:font-name-complex="Candara1" style:font-size-complex="12pt"/>
    </style:style>
    <style:page-layout style:name="Mpm1">
      <style:page-layout-properties fo:page-width="21.001cm" fo:page-height="29.7cm" style:num-format="1" style:print-orientation="portrait" fo:margin-top="1cm" fo:margin-bottom="0cm" fo:margin-left="1.27cm" fo:margin-right="1.27cm" style:writing-mode="lr-tb" style:layout-grid-color="#c0c0c0" style:layout-grid-lines="254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2.251cm" fo:margin-left="0cm" fo:margin-right="0cm" fo:margin-top="2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UNIT 1</text:span><text:span text:style-name="MT2">9</text:span><text:span text:style-name="MT1"><text:tab/></text:span><text:span text:style-name="MT2">APPLYING FOR A JOB</text:span></text:p>
      </style:header>
      <style:header-left>
        <text:p text:style-name="MP2"><text:span text:style-name="MT2">Unit 19</text:span></text:p>
      </style:header-left>
      <style:footer>
        <text:p text:style-name="MP3"/>
      </style:footer>
      <style:footer-left>
        <text:p text:style-name="MP4"/>
      </style:footer-left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11T00:42:43.297598523</dc:date>
    <meta:editing-duration>PT4M13S</meta:editing-duration>
    <meta:editing-cycles>1</meta:editing-cycles>
    <meta:document-statistic meta:table-count="0" meta:image-count="0" meta:object-count="0" meta:page-count="2" meta:paragraph-count="113" meta:word-count="387" meta:character-count="2184" meta:non-whitespace-character-count="1990"/>
    <meta:generator>LibreOffice/7.6.4.1$Linux_X86_64 LibreOffice_project/60$Build-1</meta:generator>
  </office:meta>
</office:document-meta>
</file>